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  <style:text-properties style:font-name="Times New Roman"/>
    </style:style>
    <style:style style:name="P2" style:family="paragraph" style:parent-style-name="Heading_20_3">
      <style:text-properties style:font-name="Times New Roman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4" style:family="paragraph" style:parent-style-name="Standard">
      <style:paragraph-properties fo:margin-top="0cm" fo:margin-bottom="0cm" style:contextual-spacing="false" fo:line-height="115%" fo:text-align="center" style:justify-single-word="false"/>
    </style:style>
    <style:style style:name="P5" style:family="paragraph" style:parent-style-name="Standard">
      <style:paragraph-properties fo:margin-top="0cm" fo:margin-bottom="0.212cm" style:contextual-spacing="false" fo:line-height="115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15%" fo:text-align="end" style:justify-single-word="false"/>
    </style:style>
    <style:style style:name="P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-asian="Times New Roman1" style:font-name-complex="Times New Roman1" style:font-size-complex="14pt"/>
    </style:style>
    <style:style style:name="P8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style:font-name-asian="Times New Roman1" style:font-name-complex="Times New Roman1" style:font-size-complex="14pt"/>
    </style:style>
    <style:style style:name="P9" style:family="paragraph" style:parent-style-name="Standard">
      <style:paragraph-properties fo:margin-top="0cm" fo:margin-bottom="0.212cm" style:contextual-spacing="false" fo:line-height="115%" fo:text-align="end" style:justify-single-word="false"/>
      <style:text-properties style:font-name-asian="Times New Roman1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-asian="Times New Roman1" style:font-name-complex="Times New Roman1" style:font-size-complex="14pt"/>
    </style:style>
    <style:style style:name="P11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fo:language="ru" fo:country="RU" officeooo:rsid="001b2339" officeooo:paragraph-rsid="001b2339"/>
    </style:style>
    <style:style style:name="P12" style:family="paragraph" style:parent-style-name="Standard">
      <style:text-properties fo:language="ru" fo:country="RU" officeooo:rsid="001b2339" officeooo:paragraph-rsid="001b2339"/>
    </style:style>
    <style:style style:name="P13" style:family="paragraph" style:parent-style-name="Standard">
      <style:paragraph-properties fo:margin-top="0cm" fo:margin-bottom="0.212cm" style:contextual-spacing="false" fo:line-height="115%" fo:text-align="center" style:justify-single-word="false"/>
      <style:text-properties fo:language="ru" fo:country="RU"/>
    </style:style>
    <style:style style:name="P14" style:family="paragraph" style:parent-style-name="Standard">
      <style:text-properties officeooo:rsid="001b2339" officeooo:paragraph-rsid="001b2339"/>
    </style:style>
    <style:style style:name="P15" style:family="paragraph" style:parent-style-name="Standard" style:list-style-name="L1">
      <style:text-properties officeooo:rsid="001b2339" officeooo:paragraph-rsid="001b2339"/>
    </style:style>
    <style:style style:name="P16" style:family="paragraph" style:parent-style-name="Standard" style:list-style-name="L2">
      <style:text-properties officeooo:rsid="001b2339" officeooo:paragraph-rsid="001b2339"/>
    </style:style>
    <style:style style:name="P17" style:family="paragraph" style:parent-style-name="Standard" style:list-style-name="L3">
      <style:text-properties officeooo:rsid="001b2339" officeooo:paragraph-rsid="001b2339"/>
    </style:style>
    <style:style style:name="P18" style:family="paragraph" style:parent-style-name="Standard" style:list-style-name="L5">
      <style:text-properties officeooo:rsid="001b2339" officeooo:paragraph-rsid="001b2339"/>
    </style:style>
    <style:style style:name="P19" style:family="paragraph" style:parent-style-name="Standard" style:list-style-name="L2">
      <style:text-properties officeooo:paragraph-rsid="001b2339"/>
    </style:style>
    <style:style style:name="P20" style:family="paragraph" style:parent-style-name="Standard" style:list-style-name="L3">
      <style:text-properties officeooo:paragraph-rsid="001b2339"/>
    </style:style>
    <style:style style:name="T1" style:family="text">
      <style:text-properties style:font-name-asian="Times New Roman1" style:font-name-complex="Times New Roman1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asian="Times New Roman1" style:font-name-complex="Times New Roman1" style:font-size-complex="14pt"/>
    </style:style>
    <style:style style:name="T4" style:family="text">
      <style:text-properties fo:language="en" fo:country="US" officeooo:rsid="001b2339"/>
    </style:style>
    <style:style style:name="T5" style:family="text">
      <style:text-properties officeooo:rsid="001b233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officeooo:rsid="001b233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2.258cm" fo:text-indent="-0.635cm" fo:margin-left="2.258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893cm" fo:text-indent="-0.635cm" fo:margin-left="2.89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528cm" fo:text-indent="-0.635cm" fo:margin-left="3.52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163cm" fo:text-indent="-0.635cm" fo:margin-left="4.16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798cm" fo:text-indent="-0.635cm" fo:margin-left="4.79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433cm" fo:text-indent="-0.635cm" fo:margin-left="5.43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68cm" fo:text-indent="-0.635cm" fo:margin-left="6.0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703cm" fo:text-indent="-0.635cm" fo:margin-left="6.70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338cm" fo:text-indent="-0.635cm" fo:margin-left="7.3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973cm" fo:text-indent="-0.635cm" fo:margin-left="7.973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 Российской Федерации</text:span><text:span text:style-name="T1"/></text:p>
      <text:p text:style-name="P4" loext:marker-style-name="T1"><text:span text:style-name="T1">Федеральное государственное бюджетное образовательное</text:span><text:span text:style-name="T1"/></text:p>
      <text:p text:style-name="P3" loext:marker-style-name="T1"><text:span text:style-name="T1">учреждение высшего образования</text:span><text:span text:style-name="T1"/></text:p>
      <text:p text:style-name="P4" loext:marker-style-name="T1"><text:span text:style-name="T1">«Рязанский государственный радиотехнический университет</text:span><text:span text:style-name="T1"/></text:p>
      <text:p text:style-name="P4" loext:marker-style-name="T1"><text:span text:style-name="T1"><text:s/>им. В.Ф. Уткина»</text:span><text:span text:style-name="T1"/></text:p>
      <text:p text:style-name="P7" loext:marker-style-name="T1"/>
      <text:p text:style-name="P5" loext:marker-style-name="T1"><text:span text:style-name="T1">Кафедра ЭВМ</text:span><text:span text:style-name="T1"/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11"><text:span text:style-name="T1">Практическая работа №3 </text:span></text:p>
      <text:p text:style-name="P13"><text:span text:style-name="T1">Этапы разработки ИС </text:span></text:p>
      <text:p text:style-name="P8" loext:marker-style-name="T1"/>
      <text:p text:style-name="P9" loext:marker-style-name="T1"/>
      <text:p text:style-name="P9" loext:marker-style-name="T1"/>
      <text:p text:style-name="P6" loext:marker-style-name="T1"><text:span text:style-name="T1">Выполнили:</text:span><text:span text:style-name="T1"/></text:p>
      <text:p text:style-name="P6" loext:marker-style-name="T1"><text:span text:style-name="T1">студенты бригады &lt;№&gt;</text:span><text:span text:style-name="T1"/></text:p>
      <text:p text:style-name="P6" loext:marker-style-name="T1"><text:span text:style-name="T1">&lt;ФИО студента&gt; &lt;№ группы&gt;.</text:span><text:span text:style-name="T1"/></text:p>
      <text:p text:style-name="P6" loext:marker-style-name="T1"><text:span text:style-name="T1">&lt;ФИО студента&gt; &lt;№ группы&gt;.</text:span><text:span text:style-name="T1"/></text:p>
      <text:p text:style-name="P6" loext:marker-style-name="T1"><text:span text:style-name="T1">&lt;ФИО студента&gt; &lt;№ группы&gt;.</text:span><text:span text:style-name="T1"/></text:p>
      <text:p text:style-name="P10" loext:marker-style-name="T1"/>
      <text:p text:style-name="P7" loext:marker-style-name="T1"/>
      <text:p text:style-name="P7" loext:marker-style-name="T1"/>
      <text:p text:style-name="P6" loext:marker-style-name="T1"><text:span text:style-name="T1">Проверил:</text:span><text:span text:style-name="T1"/></text:p>
      <text:p text:style-name="P6" loext:marker-style-name="T3"><text:span text:style-name="T3">&lt;</text:span><text:span text:style-name="T1">Звание</text:span><text:span text:style-name="T3">&gt;&lt;</text:span><text:span text:style-name="T1">ФИО преподавателя</text:span><text:span text:style-name="T3">&gt;</text:span></text:p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8" loext:marker-style-name="T1"/>
      <text:p text:style-name="P5" loext:marker-style-name="T1"><text:span text:style-name="T1">Рязань, 2023</text:span><text:span text:style-name="T1"/></text:p>
      <text:p text:style-name="Standard"/>
      <text:h text:style-name="P1" text:outline-level="3">Цели работы.</text:h>
      <text:p text:style-name="P14">Изучить планирование этапов жизненного цикла разработки программного обеспечения</text:p>
      <text:h text:style-name="P2" text:outline-level="3">Ход работы</text:h>
      <text:p text:style-name="P14">Для реализации поставленной задачи была выбрана гибкая методология. Были выявлены следующие требования к ИС:</text:p>
      <text:list text:style-name="L1">
        <text:list-item>
          <text:p text:style-name="P15">Автоматический сбор данных из различных источников</text:p>
        </text:list-item>
        <text:list-item>
          <text:p text:style-name="P15">Автоматическое преобразование данных для хранения согласно моделям и алгоритмам</text:p>
        </text:list-item>
        <text:list-item>
          <text:p text:style-name="P15">Автоматизированная подготовка аналитических отчетов.</text:p>
        </text:list-item>
        <text:list-item>
          <text:p text:style-name="P15">Просмотр отчетов в системе или вывод их в другие системы</text:p>
        </text:list-item>
        <text:list-item>
          <text:p text:style-name="P15">Создание новых отчётов.</text:p>
        </text:list-item>
      </text:list>
      <text:p text:style-name="P14">Согласно требованиям создание системы будет состоять из следующих стадий которые будут повторятся по мере появления новых требований к ИС.</text:p>
      <text:list text:style-name="L2">
        <text:list-item>
          <text:p text:style-name="P19"><text:span text:style-name="T5">Сбор требований</text:span></text:p>
          <text:p text:style-name="P16">Цель: собрать требования всех заинтересованных лиц относительно <text:span text:style-name="T6">ИС</text:span>, принять решение о создании или модернизации ИС, определить границы реализации цикла разработки. Без данного этапа не возможно будет оценить и спланировать работы по созданию системы</text:p>
          <text:p text:style-name="P16"><text:soft-page-break/>Данный этап необходим что бы собрать требования, изучить процессы, для автоматизации которых создаётся ИС и процессов связанных с ними.</text:p>
          <text:p text:style-name="P16">Результатом данного этапа стали следующие документы</text:p>
          <text:list>
            <text:list-item>
              <text:p text:style-name="P16">Список требований к системе.</text:p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0"><text:span text:style-name="T5">Автоматический сбор данных из системы наблюдения за инфраструктурой </text:span><text:span text:style-name="T4">ZABBIX;</text:span></text:p>
                </text:list-item>
                <text:list-item>
                  <text:p text:style-name="P20"><text:span text:style-name="T8">Автоматический сбор статистики посещений маркетплейса пользователями сети интернет;</text:span></text:p>
                </text:list-item>
                <text:list-item>
                  <text:p text:style-name="P20"><text:span text:style-name="T8">Автоматический сбор статистики покупок на маркетплейсе;</text:span></text:p>
                </text:list-item>
                <text:list-item>
                  <text:p text:style-name="P20"><text:span text:style-name="T5">Автоматическое преобразование собранных данных для хранения;</text:span></text:p>
                </text:list-item>
                <text:list-item>
                  <text:p text:style-name="P20"><text:span text:style-name="T5">Автоматизированное создание аналитических отчетов по запросу пользователя;</text:span></text:p>
                </text:list-item>
                <text:list-item>
                  <text:p text:style-name="P17">Система должна быть доступна с любого устройства поддерживающего работу приложений реализующих протокол <text:span text:style-name="T2">HTTP 2.0 </text:span><text:span text:style-name="T7">и выше. </text:span></text:p>
                </text:list-item>
              </text:list>
            </text:list-item>
          </text:list>
        </text:list-item>
        <text:list-item>
          <text:p text:style-name="P20"><text:span text:style-name="T8">Аудит существующей инфраструктуры информационной и вычислительной сети предприятия.</text:span></text:p>
          <text:p text:style-name="P20"><text:soft-page-break/><text:span text:style-name="T8">Предприятие владеет собственным <text:s/>ЦОДом, состоящим из 28ми вычислительных узлов, 8ю системами хранения </text:span><text:span text:style-name="T4">SAN, </text:span><text:span text:style-name="T8">4мя коммутаторами уровня ядра, 8ю коммутаторами уровня доступа с пропускной способностью 1</text:span><text:span text:style-name="T4">GBit. </text:span><text:span text:style-name="T8">3мя <text:s/>аппаратными балансировщиками нагрузки и 2мя межсетевыми экранами. Инфраструктура информационных технологий на предприятии использует технологии виртуализации и контейниризации на базе </text:span><text:span text:style-name="T2">OpenStack.</text:span></text:p>
        </text:list-item>
        <text:list-item>
          <text:p text:style-name="P20"><text:span text:style-name="T5">Отчет о процессах связанных с работой ИС либо автоматизируемых ею. <text:s/></text:span></text:p>
          <text:p text:style-name="P17"><text:span text:style-name="T7">В настоящее время в процессе подготовки аналитических отчетов участвуют сотрудники <text:s/>двух отделов, отдела технического сопровождения и отдела анализа. Процесс занимает большое количество времени, в основном из-за сложности ручного сбора и обработки данных и того факта что у сотрудников вовлеченных в этот процесс множество задач по основному профилю работы. </text:span></text:p>
        </text:list-item>
        <text:list-item>
          <text:p text:style-name="P17"><text:span text:style-name="T7">Экономические результаты</text:span></text:p>
          <text:p text:style-name="P17"><text:span text:style-name="T7">Ожидается вывод из процесса отдела технического сопровождения из процесса обработки данных более чем на 90%, что уменьшит нагрузку на сотрудников и увеличит время реакции на заявки пользователей системы маркетплейса. Уменьшить нагрузку на </text:span><text:soft-page-break/><text:span text:style-name="T7">отдел аналитики на 70%. Это сократит расходы на оплату рабочего времени на 210 т.р. в месяц .</text:span></text:p>
        </text:list-item>
      </text:list>
      <text:list text:style-name="L5">
        <text:list-item>
          <text:p text:style-name="P18"><text:span text:style-name="T7">Разработка концепции ИС </text:span></text:p>
          <text:p text:style-name="P18"><text:span text:style-name="T7">Данный этап необходим для выбора подходящего варианта реализации системы и команды разработчиков.</text:span></text:p>
          <text:p text:style-name="P18"><text:span text:style-name="T7">Входные данные для этой стадии является результирующие документы предыдущего этапа.</text:span></text:p>
          <text:p text:style-name="P18"><text:span text:style-name="T7">Результат данного этапа содержит следующее </text:span></text:p>
          <text:list>
            <text:list-item>
              <text:p text:style-name="P18"><text:span text:style-name="T7">Отчет о проведении необходимых научно-исследовательских работ.</text:span></text:p>
              <text:p text:style-name="P18"><text:span text:style-name="T7"><text:s/>Была проведена исследовательская работа и было принято решение использовать подход «Кимбала» к хранению данных. Обработка данных будет производится методом «</text:span><text:span text:style-name="T2">ETL</text:span><text:span text:style-name="T7">». Для хранения данных будет использоваться модель «Витрины данных» по схеме «Звезда»</text:span></text:p>
            </text:list-item>
            <text:list-item>
              <text:p text:style-name="P18"><text:span text:style-name="T7">Концепции ИС, удовлетворяющая требованиям пользователей;</text:span></text:p>
              <text:p text:style-name="P18"><text:span text:style-name="T7">ИС будет иметь четырехзвенную архитектуру состоящую из серверов баз данных, хранилища данных, сервера аналитики и клиентского приложения</text:span></text:p>
            </text:list-item>
            <text:list-item>
              <text:p text:style-name="P18"><text:span text:style-name="T7">Утверждение концепции. </text:span></text:p>
              <text:p text:style-name="P18"><text:span text:style-name="T7">Концепция утверждена</text:span></text:p>
            </text:list-item>
          </text:list>
        </text:list-item>
        <text:list-item>
          <text:p text:style-name="P18"><text:span text:style-name="T7">Техническое задание </text:span></text:p>
          <text:p text:style-name="P18"><text:soft-page-break/><text:span text:style-name="T7">Данный этап необходим для формализации данных из предыдущих стадий и создания чёткого и не противоречивого задания на разработку. Согласования его с заказчиком.</text:span></text:p>
          <text:p text:style-name="P18"><text:span text:style-name="T7">Входными документами для этой стадии являются результирующие документы двух предыдущих стадий.</text:span></text:p>
          <text:p text:style-name="P18"><text:span text:style-name="T7">На выходи получаем </text:span></text:p>
          <text:list>
            <text:list-item>
              <text:p text:style-name="P18"><text:span text:style-name="T7">Техническое задание на разработку.</text:span></text:p>
            </text:list-item>
          </text:list>
        </text:list-item>
        <text:list-item>
          <text:p text:style-name="P18"><text:span text:style-name="T7">Разработка и тестирование ПО</text:span></text:p>
          <text:p text:style-name="P18"><text:span text:style-name="T7">Этот этап необходим для реализации технического задание в программный код. Входными данными для данного этапа является «техническое задание» утвержденное на предыдущем этапе. Разработка и тестирование объединены в одну стадию из-за метода разработки, тестирование ПО происходит практически на всем этапе разработки, а не после создания прототипа </text:span></text:p>
          <text:p text:style-name="P18"><text:span text:style-name="T7">Результатом данного этапа получаем рабочее ПО выполняющее заложенные и согласованные на стадиях 1 и 3.</text:span></text:p>
        </text:list-item>
        <text:list-item>
          <text:p text:style-name="P18"><text:span text:style-name="T7">Создание документации</text:span></text:p>
          <text:p text:style-name="P18"><text:span text:style-name="T7">входными данными для данной стадии является техническое задание </text:span></text:p>
          <text:p text:style-name="P18"><text:span text:style-name="T7">На выходе получаем документацию для развертывания и эксплуатации ПО</text:span></text:p>
        </text:list-item>
        <text:list-item>
          <text:p text:style-name="P18"><text:soft-page-break/><text:span text:style-name="T7">Ввод в эксплуатацию.</text:span></text:p>
          <text:p text:style-name="P18"><text:span text:style-name="T7">Для данной стадии необходимы результирующая документация с 5-ой стадии и ПО с 4-ой стадии.</text:span></text:p>
          <text:p text:style-name="P18"><text:span text:style-name="T7">Результатом будет отчет о вводе ПО в эксплуатацию, протокол предварительных испытаний.</text:span></text:p>
        </text:list-item>
      </text:list>
      <text:p text:style-name="P14"><text:span text:style-name="T7">Вышеперечисленные стадии могут быть повторены необходимое количество раз при появлении новых требований к ИС или при изменении уже существующих. Данных подход позволяет быстро добавлять или изменять функционал по мере необходимости. </text:span></text:p>
      <text:p text:style-name="P12">Выводы.</text:p>
      <text:p text:style-name="P12">В ходе работ мы <text:s/>и <text:s/>спланировали 6 стадий разработки ПО по гибкой методологии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2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cycles>4</meta:editing-cycles>
    <meta:creation-date>2023-10-23T11:19:35.693000000</meta:creation-date>
    <dc:date>2023-10-23T16:09:02.604000000</dc:date>
    <meta:editing-duration>PT4H56M27S</meta:editing-duration>
    <meta:generator>LibreOffice/7.6.2.1$Windows_X86_64 LibreOffice_project/56f7684011345957bbf33a7ee678afaf4d2ba333</meta:generator>
    <meta:document-statistic meta:table-count="0" meta:image-count="0" meta:object-count="0" meta:page-count="7" meta:paragraph-count="70" meta:word-count="721" meta:character-count="5546" meta:non-whitespace-character-count="4898"/>
    <meta:user-defined meta:name="AppVersion">16.0000</meta:user-defined>
    <meta:template xlink:type="simple" xlink:actuate="onRequest" xlink:title="Титульный лис для лабораторных.dotx" xlink:href=""/>
  </office:meta>
</office:document-meta>
</file>